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AdminImpl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positoryAdminImpl.listReposito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AdminImpl.removeRepository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AdminImpl.addRepository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sitoryAdminImpl.RepositoryAdminImpl( Bundle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epositoryAdminImpl.getResource( String respositor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AdminImpl.discoverResources( String filterExp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epositoryAdminImpl.resol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